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017" officeooo:paragraph-rsid="0005f017"/>
    </style:style>
    <style:style style:name="P2" style:family="paragraph" style:parent-style-name="Standard">
      <style:text-properties officeooo:rsid="0005f4c8" officeooo:paragraph-rsid="0005f017"/>
    </style:style>
    <style:style style:name="P3" style:family="paragraph" style:parent-style-name="Standard">
      <style:text-properties officeooo:rsid="0006389e" officeooo:paragraph-rsid="0006389e"/>
    </style:style>
    <style:style style:name="P4" style:family="paragraph" style:parent-style-name="Standard">
      <style:text-properties officeooo:rsid="000aabb5" officeooo:paragraph-rsid="0006389e"/>
    </style:style>
    <style:style style:name="P5" style:family="paragraph" style:parent-style-name="Standard">
      <style:text-properties officeooo:rsid="000d6b19" officeooo:paragraph-rsid="000d6b19"/>
    </style:style>
    <style:style style:name="P6" style:family="paragraph" style:parent-style-name="Standard">
      <style:text-properties officeooo:rsid="000aabb5" officeooo:paragraph-rsid="000aabb5"/>
    </style:style>
    <style:style style:name="P7" style:family="paragraph" style:parent-style-name="Standard">
      <style:text-properties officeooo:rsid="000c5616" officeooo:paragraph-rsid="000c5616"/>
    </style:style>
    <style:style style:name="T1" style:family="text">
      <style:text-properties officeooo:rsid="0006389e"/>
    </style:style>
    <style:style style:name="T2" style:family="text">
      <style:text-properties officeooo:rsid="000c5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fundamentals</text:p>
      <text:p text:style-name="P1"/>
      <text:p text:style-name="P1">java installation</text:p>
      <text:p text:style-name="P1"/>
      <text:p text:style-name="P1">oracle.com/downloads</text:p>
      <text:p text:style-name="P1"/>
      <text:p text:style-name="P1"><text:tab/><text:tab/>downloads JDK LATEST VERSION</text:p>
      <text:p text:style-name="P1"><text:tab/><text:tab/><text:tab/><text:tab/><text:tab/><text:tab/>WINDOWS</text:p>
      <text:p text:style-name="P1"><text:tab/><text:tab/><text:tab/><text:tab/><text:tab/><text:tab/><text:tab/></text:p>
      <text:p text:style-name="P2"><text:tab/><text:tab/><text:tab/><text:tab/><text:tab/><text:tab/><text:tab/><text:span text:style-name="T1">x64 MST installation</text:span></text:p>
      <text:p text:style-name="P2"><text:tab/><text:tab/><text:tab/><text:tab/><text:tab/><text:tab/><text:tab/><text:tab/><text:tab/><text:span text:style-name="T1">downloads</text:span></text:p>
      <text:p text:style-name="P2"/>
      <text:p text:style-name="P2"/>
      <text:p text:style-name="P3">jmeter: read development print loop[REPL]</text:p>
      <text:p text:style-name="P3"/>
      <text:p text:style-name="P3"/>
      <text:p text:style-name="P3">How can the versions in java:java –version</text:p>
      <text:p text:style-name="P4"/>
      <text:p text:style-name="P3"/>
      <text:p text:style-name="P3">What version we are using to check:javac –version</text:p>
      <text:p text:style-name="P3"/>
      <text:p text:style-name="P3"/>
      <text:p text:style-name="P5">To get Jshell</text:p>
      <text:p text:style-name="P5"/>
      <text:p text:style-name="P5">Open Command Prompt</text:p>
      <text:p text:style-name="P5"/>
      <text:p text:style-name="P5">Type jshell</text:p>
      <text:p text:style-name="P5"/>
      <text:p text:style-name="P5">You </text:p>
      <text:p text:style-name="P3"/>
      <text:p text:style-name="P6">Practiced Conditional Statements <text:span text:style-name="T2">in Jshell</text:span></text:p>
      <text:p text:style-name="P6"/>
      <text:p text:style-name="P6">If</text:p>
      <text:p text:style-name="P6"/>
      <text:p text:style-name="P6">If else</text:p>
      <text:p text:style-name="P6"/>
      <text:p text:style-name="P6">Nested If</text:p>
      <text:p text:style-name="P6"/>
      <text:p text:style-name="P6">Switch</text:p>
      <text:p text:style-name="P6"/>
      <text:p text:style-name="P7">For Loop</text:p>
      <text:p text:style-name="P7"/>
      <text:p text:style-name="P7">While</text:p>
      <text:p text:style-name="P7"/>
      <text:p text:style-name="P7">Do While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2:08:55.420494300</meta:creation-date>
    <dc:date>2025-02-18T20:30:16.727000000</dc:date>
    <meta:editing-duration>PT13M9S</meta:editing-duration>
    <meta:editing-cycles>6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3" meta:word-count="59" meta:character-count="415" meta:non-whitespace-character-count="346"/>
  </office:meta>
</office:document-meta>
</file>